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Liberation Serif" officeooo:rsid="000c1bdd" officeooo:paragraph-rsid="000c1bdd"/>
    </style:style>
    <style:style style:name="P2" style:family="paragraph" style:parent-style-name="Standard">
      <style:paragraph-properties fo:line-height="150%"/>
      <style:text-properties style:font-name="Liberation Serif" fo:font-size="13pt" fo:font-style="italic" fo:font-weight="bold" officeooo:rsid="0012ee9a" officeooo:paragraph-rsid="0012ee9a" style:font-size-asian="13pt" style:font-style-asian="italic" style:font-weight-asian="bold" style:font-size-complex="13pt" style:font-style-complex="italic" style:font-weight-complex="bold"/>
    </style:style>
    <style:style style:name="P3" style:family="paragraph" style:parent-style-name="Standard">
      <style:paragraph-properties fo:line-height="150%"/>
      <style:text-properties style:font-name="Liberation Serif" fo:font-size="18pt" officeooo:rsid="000c1bdd" officeooo:paragraph-rsid="000c1bdd" style:font-size-asian="18pt" style:font-size-complex="18pt"/>
    </style:style>
    <style:style style:name="P4" style:family="paragraph" style:parent-style-name="Standard">
      <style:paragraph-properties fo:line-height="150%"/>
      <style:text-properties style:font-name="Liberation Serif" fo:font-size="18pt" style:font-size-asian="18pt" style:font-size-complex="18pt"/>
    </style:style>
    <style:style style:name="P5" style:family="paragraph" style:parent-style-name="Standard">
      <style:paragraph-properties fo:line-height="150%"/>
      <style:text-properties style:font-name="Liberation Serif" fo:font-size="18pt" officeooo:paragraph-rsid="000d1f27" style:font-size-asian="18pt" style:font-size-complex="18pt"/>
    </style:style>
    <style:style style:name="P6" style:family="paragraph" style:parent-style-name="Standard">
      <style:paragraph-properties fo:line-height="150%"/>
      <style:text-properties style:font-name="Liberation Serif" fo:font-size="18pt" officeooo:paragraph-rsid="0012ee9a" style:font-size-asian="18pt" style:font-size-complex="18pt"/>
    </style:style>
    <style:style style:name="P7" style:family="paragraph" style:parent-style-name="Standard">
      <style:paragraph-properties fo:line-height="150%"/>
      <style:text-properties style:font-name="Liberation Serif" fo:font-size="18pt" fo:font-weight="bold" officeooo:rsid="0012ee9a" officeooo:paragraph-rsid="0012ee9a" style:font-size-asian="18pt" style:font-weight-asian="bold" style:font-size-complex="18pt" style:font-weight-complex="bold"/>
    </style:style>
    <style:style style:name="P8" style:family="paragraph" style:parent-style-name="Standard">
      <style:paragraph-properties fo:line-height="150%"/>
      <style:text-properties style:font-name="Liberation Serif" fo:font-size="18pt" fo:font-style="italic" fo:font-weight="bold" officeooo:rsid="0012ee9a" officeooo:paragraph-rsid="0012ee9a" style:font-size-asian="18pt" style:font-style-asian="italic" style:font-weight-asian="bold" style:font-size-complex="18pt" style:font-style-complex="italic" style:font-weight-complex="bold"/>
    </style:style>
    <style:style style:name="P9" style:family="paragraph" style:parent-style-name="Standard">
      <style:text-properties style:font-name="Liberation Serif" fo:font-size="16pt" style:font-size-asian="16pt" style:font-size-complex="16pt"/>
    </style:style>
    <style:style style:name="P10" style:family="paragraph" style:parent-style-name="Standard">
      <style:paragraph-properties fo:line-height="150%"/>
      <style:text-properties style:font-name="Liberation Serif" fo:font-size="16pt" officeooo:paragraph-rsid="00156d77" style:font-size-asian="16pt" style:font-size-complex="16pt"/>
    </style:style>
    <style:style style:name="P11" style:family="paragraph" style:parent-style-name="Standard">
      <style:paragraph-properties fo:line-height="150%"/>
      <style:text-properties style:font-name="Liberation Serif" fo:font-size="16pt" officeooo:paragraph-rsid="000d1f27" style:font-size-asian="16pt" style:font-size-complex="16pt"/>
    </style:style>
    <style:style style:name="P12" style:family="paragraph" style:parent-style-name="Standard">
      <style:paragraph-properties fo:line-height="150%"/>
      <style:text-properties style:font-name="Liberation Serif" fo:font-size="16pt" officeooo:paragraph-rsid="001cc927" style:font-size-asian="16pt" style:font-size-complex="16pt"/>
    </style:style>
    <style:style style:name="P13" style:family="paragraph" style:parent-style-name="Text_20_body">
      <style:paragraph-properties fo:line-height="150%"/>
    </style:style>
    <style:style style:name="P14" style:family="paragraph" style:parent-style-name="Text_20_body">
      <style:paragraph-properties fo:line-height="150%"/>
      <style:text-properties officeooo:paragraph-rsid="0019421f"/>
    </style:style>
    <style:style style:name="P15" style:family="paragraph" style:parent-style-name="Text_20_body">
      <style:paragraph-properties fo:line-height="150%"/>
      <style:text-properties style:font-name="Liberation Serif" fo:font-size="18pt" officeooo:paragraph-rsid="0012ee9a" style:font-size-asian="18pt" style:font-size-complex="18pt"/>
    </style:style>
    <style:style style:name="P16" style:family="paragraph" style:parent-style-name="Text_20_body">
      <style:paragraph-properties fo:line-height="150%"/>
      <style:text-properties style:font-name="Liberation Serif" fo:font-size="16pt" officeooo:rsid="001c3b6c" officeooo:paragraph-rsid="001c3b6c" style:font-size-asian="16pt" style:font-size-complex="16pt"/>
    </style:style>
    <style:style style:name="P17" style:family="paragraph" style:parent-style-name="Text_20_body">
      <style:paragraph-properties fo:line-height="150%"/>
      <style:text-properties style:font-name="Liberation Serif" fo:font-size="16pt" officeooo:rsid="00207d8a" officeooo:paragraph-rsid="00207d8a" style:font-size-asian="16pt" style:font-size-complex="16pt"/>
    </style:style>
    <style:style style:name="P18" style:family="paragraph" style:parent-style-name="Text_20_body">
      <style:paragraph-properties fo:line-height="150%"/>
      <style:text-properties style:font-name="Liberation Serif" fo:font-size="16pt" officeooo:rsid="0021de97" officeooo:paragraph-rsid="0021de97" style:font-size-asian="16pt" style:font-size-complex="16pt"/>
    </style:style>
    <style:style style:name="P19" style:family="paragraph" style:parent-style-name="Text_20_body">
      <style:paragraph-properties fo:line-height="150%"/>
      <style:text-properties style:font-name="Liberation Serif" fo:font-size="16pt" fo:font-style="italic" fo:font-weight="bold" officeooo:rsid="00207d8a" officeooo:paragraph-rsid="00207d8a" style:font-size-asian="16pt" style:font-style-asian="italic" style:font-weight-asian="bold" style:font-size-complex="16pt" style:font-style-complex="italic" style:font-weight-complex="bold"/>
    </style:style>
    <style:style style:name="P20" style:family="paragraph" style:parent-style-name="Heading_20_1">
      <style:text-properties style:font-name="Liberation Serif" fo:font-size="16pt" style:font-size-asian="16pt" style:font-size-complex="16pt"/>
    </style:style>
    <style:style style:name="P21" style:family="paragraph" style:parent-style-name="Heading_20_2">
      <style:paragraph-properties fo:line-height="150%"/>
      <style:text-properties fo:color="#000000" style:font-name="Liberation Serif" style:text-underline-style="none" officeooo:rsid="000c1bdd" officeooo:paragraph-rsid="0023b94d"/>
    </style:style>
    <style:style style:name="P22" style:family="paragraph" style:parent-style-name="Standard" style:list-style-name="L2">
      <style:paragraph-properties fo:line-height="150%"/>
      <style:text-properties officeooo:paragraph-rsid="002e093e"/>
    </style:style>
    <style:style style:name="P23" style:family="paragraph" style:parent-style-name="Standard">
      <style:paragraph-properties fo:line-height="150%"/>
      <style:text-properties fo:color="#000000" style:font-name="Liberation Serif" style:text-underline-style="none" officeooo:rsid="000c1bdd" officeooo:paragraph-rsid="0023b94d"/>
    </style:style>
    <style:style style:name="P24" style:family="paragraph" style:parent-style-name="Standard">
      <style:paragraph-properties fo:line-height="150%"/>
      <style:text-properties fo:color="#000000" style:font-name="Liberation Serif" fo:font-size="15pt" style:text-underline-style="none" officeooo:rsid="002e093e" officeooo:paragraph-rsid="002e093e" style:font-size-asian="15pt" style:font-size-complex="15pt"/>
    </style:style>
    <style:style style:name="P25" style:family="paragraph" style:parent-style-name="Standard">
      <style:paragraph-properties fo:line-height="150%"/>
      <style:text-properties officeooo:rsid="002e093e" officeooo:paragraph-rsid="002e093e"/>
    </style:style>
    <style:style style:name="P26" style:family="paragraph" style:parent-style-name="Standard">
      <style:paragraph-properties fo:line-height="150%"/>
      <style:text-properties officeooo:rsid="002f3260" officeooo:paragraph-rsid="002f3260"/>
    </style:style>
    <style:style style:name="P27" style:family="paragraph" style:parent-style-name="Standard">
      <style:paragraph-properties fo:line-height="150%"/>
      <style:text-properties style:font-name="Liberation Serif" fo:font-size="15pt" officeooo:rsid="002f3260" officeooo:paragraph-rsid="002f3260" style:font-size-asian="15pt" style:font-size-complex="15pt"/>
    </style:style>
    <style:style style:name="P28" style:family="paragraph" style:parent-style-name="Standard">
      <style:paragraph-properties fo:line-height="150%"/>
      <style:text-properties style:font-name="Liberation Serif" fo:font-size="15pt" officeooo:rsid="003034dc" officeooo:paragraph-rsid="003034dc" style:font-size-asian="15pt" style:font-size-complex="15pt"/>
    </style:style>
    <style:style style:name="P29" style:family="paragraph" style:parent-style-name="Standard">
      <style:paragraph-properties fo:line-height="150%"/>
      <style:text-properties officeooo:rsid="003034dc" officeooo:paragraph-rsid="003034dc"/>
    </style:style>
    <style:style style:name="P30" style:family="paragraph" style:parent-style-name="Text_20_body">
      <style:text-properties style:font-name="Liberation Serif" fo:font-size="16pt" officeooo:rsid="001c3b6c" officeooo:paragraph-rsid="001c3b6c" style:font-size-asian="16pt" style:font-size-complex="16pt"/>
    </style:style>
    <style:style style:name="P31" style:family="paragraph" style:parent-style-name="Text_20_body">
      <style:paragraph-properties fo:line-height="150%"/>
      <style:text-properties style:font-name="Liberation Serif" fo:font-size="16pt" officeooo:paragraph-rsid="001cc927" style:font-size-asian="16pt" style:font-size-complex="16pt"/>
    </style:style>
    <style:style style:name="P32" style:family="paragraph" style:parent-style-name="Text_20_body">
      <style:paragraph-properties fo:line-height="150%"/>
      <style:text-properties style:font-name="Liberation Serif" fo:font-size="16pt" fo:font-style="italic" fo:font-weight="bold" officeooo:rsid="00207d8a" officeooo:paragraph-rsid="00207d8a" style:font-size-asian="16pt" style:font-style-asian="italic" style:font-weight-asian="bold" style:font-size-complex="16pt" style:font-style-complex="italic" style:font-weight-complex="bold"/>
    </style:style>
    <style:style style:name="P33" style:family="paragraph" style:parent-style-name="Text_20_body">
      <style:paragraph-properties fo:line-height="150%"/>
      <style:text-properties style:font-name="Liberation Serif" fo:font-size="16pt" officeooo:rsid="0021de97" officeooo:paragraph-rsid="0021de97"/>
    </style:style>
    <style:style style:name="P34" style:family="paragraph" style:parent-style-name="Text_20_body">
      <style:paragraph-properties fo:line-height="150%"/>
      <style:text-properties style:font-name="Liberation Serif" fo:font-size="15pt" officeooo:rsid="0021de97" officeooo:paragraph-rsid="0021de97" style:font-size-asian="15pt" style:font-size-complex="15pt"/>
    </style:style>
    <style:style style:name="P35" style:family="paragraph" style:parent-style-name="Text_20_body">
      <style:paragraph-properties fo:line-height="150%"/>
    </style:style>
    <style:style style:name="P36" style:family="paragraph" style:parent-style-name="Text_20_body" style:list-style-name="L1">
      <style:paragraph-properties fo:line-height="150%"/>
    </style:style>
    <style:style style:name="P37" style:family="paragraph" style:parent-style-name="Text_20_body">
      <style:paragraph-properties fo:line-height="150%"/>
      <style:text-properties style:font-name="Liberation Serif" fo:font-size="15pt" style:font-size-asian="15pt" style:font-size-complex="15pt"/>
    </style:style>
    <style:style style:name="P38" style:family="paragraph" style:parent-style-name="Text_20_body">
      <style:paragraph-properties fo:line-height="150%"/>
      <style:text-properties fo:font-size="18pt" fo:font-weight="bold" officeooo:rsid="002f3260" officeooo:paragraph-rsid="002f3260" style:font-size-asian="18pt" style:font-weight-asian="bold" style:font-size-complex="18pt" style:font-weight-complex="bold"/>
    </style:style>
    <style:style style:name="P39" style:family="paragraph" style:parent-style-name="Text_20_body" style:list-style-name="L1">
      <style:paragraph-properties fo:margin-top="0cm" fo:margin-bottom="0cm" loext:contextual-spacing="false" fo:line-height="150%"/>
    </style:style>
    <style:style style:name="P40" style:family="paragraph" style:parent-style-name="Heading_20_1">
      <style:text-properties style:font-name="Liberation Serif" fo:font-size="16pt" officeooo:rsid="001c3b6c" officeooo:paragraph-rsid="001c3b6c" style:font-size-asian="16pt" style:font-size-complex="16pt"/>
    </style:style>
    <style:style style:name="P41" style:family="paragraph" style:parent-style-name="Preformatted_20_Text">
      <style:paragraph-properties fo:line-height="150%"/>
      <style:text-properties officeooo:rsid="002f3260" officeooo:paragraph-rsid="002f3260"/>
    </style:style>
    <style:style style:name="P42" style:family="paragraph" style:parent-style-name="Preformatted_20_Text">
      <style:text-properties style:font-name="Liberation Serif" fo:font-size="15pt" style:font-size-asian="15pt" style:font-size-complex="15pt"/>
    </style:style>
    <style:style style:name="P43" style:family="paragraph" style:parent-style-name="Preformatted_20_Text">
      <style:paragraph-properties fo:line-height="150%"/>
      <style:text-properties style:font-name="Liberation Serif" fo:font-size="15pt" officeooo:rsid="003034dc" officeooo:paragraph-rsid="003034dc" style:font-size-asian="15pt" style:font-size-complex="15pt"/>
    </style:style>
    <style:style style:name="P44" style:family="paragraph" style:parent-style-name="Preformatted_20_Text">
      <style:paragraph-properties fo:line-height="150%"/>
      <style:text-properties style:font-name="Liberation Serif" fo:font-size="15pt" officeooo:paragraph-rsid="003034dc" style:font-size-asian="15pt" style:font-size-complex="15pt"/>
    </style:style>
    <style:style style:name="P45" style:family="paragraph" style:parent-style-name="Preformatted_20_Text">
      <style:paragraph-properties fo:margin-top="0cm" fo:margin-bottom="0.499cm" loext:contextual-spacing="false"/>
    </style:style>
    <style:style style:name="P46"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47" style:family="paragraph" style:parent-style-name="Preformatted_20_Text">
      <style:paragraph-properties fo:margin-top="0cm" fo:margin-bottom="0.499cm" loext:contextual-spacing="false"/>
      <style:text-properties officeooo:paragraph-rsid="003034dc"/>
    </style:style>
    <style:style style:name="P48" style:family="paragraph" style:parent-style-name="Preformatted_20_Text">
      <style:paragraph-properties fo:margin-top="0cm" fo:margin-bottom="0.499cm" loext:contextual-spacing="false"/>
      <style:text-properties officeooo:paragraph-rsid="00323121"/>
    </style:style>
    <style:style style:name="P49" style:family="paragraph" style:parent-style-name="Preformatted_20_Text">
      <style:paragraph-properties fo:margin-top="0cm" fo:margin-bottom="0.499cm" loext:contextual-spacing="false"/>
      <style:text-properties officeooo:paragraph-rsid="00341e78"/>
    </style:style>
    <style:style style:name="P50" style:family="paragraph" style:parent-style-name="Preformatted_20_Text">
      <style:paragraph-properties fo:margin-top="0cm" fo:margin-bottom="0.499cm" loext:contextual-spacing="false"/>
      <style:text-properties officeooo:paragraph-rsid="003555e1"/>
    </style:style>
    <style:style style:name="T1" style:family="text">
      <style:text-properties fo:font-size="20pt" style:font-size-asian="20pt" style:font-size-complex="20pt"/>
    </style:style>
    <style:style style:name="T2" style:family="text">
      <style:text-properties officeooo:rsid="000c46ee"/>
    </style:style>
    <style:style style:name="T3" style:family="text">
      <style:text-properties style:font-name="Liberation Serif" fo:font-size="16pt" style:font-size-asian="16pt" style:font-size-complex="16pt"/>
    </style:style>
    <style:style style:name="T4" style:family="text">
      <style:text-properties style:font-name="Liberation Serif" fo:font-size="16pt" officeooo:rsid="0019421f" style:font-size-asian="16pt" style:font-size-complex="16pt"/>
    </style:style>
    <style:style style:name="T5" style:family="text">
      <style:text-properties fo:color="#000000" style:text-underline-style="none"/>
    </style:style>
    <style:style style:name="T6" style:family="text">
      <style:text-properties fo:color="#000000" style:text-underline-style="none" fo:font-weight="bold" officeooo:rsid="000c1bdd"/>
    </style:style>
    <style:style style:name="T7" style:family="text">
      <style:text-properties fo:color="#000000" style:text-underline-style="none" officeooo:rsid="000c1bdd"/>
    </style:style>
    <style:style style:name="T8" style:family="text">
      <style:text-properties fo:color="#000000" style:text-underline-style="none" officeooo:rsid="000c46ee"/>
    </style:style>
    <style:style style:name="T9" style:family="text">
      <style:text-properties fo:color="#000000" style:text-underline-style="none" officeooo:rsid="000c5b71"/>
    </style:style>
    <style:style style:name="T10" style:family="text">
      <style:text-properties fo:color="#000000" style:text-underline-style="none" officeooo:rsid="003034dc"/>
    </style:style>
    <style:style style:name="T11" style:family="text">
      <style:text-properties fo:color="#000000" style:font-name="Liberation Serif" fo:font-size="15pt" style:text-underline-style="none" style:font-size-asian="15pt" style:font-size-complex="15pt"/>
    </style:style>
    <style:style style:name="T12" style:family="text">
      <style:text-properties fo:color="#000000" style:font-name="Liberation Serif" fo:font-size="15pt" style:text-underline-style="none" officeooo:rsid="0029a9a4" style:font-size-asian="15pt" style:font-size-complex="15pt"/>
    </style:style>
    <style:style style:name="T13" style:family="text">
      <style:text-properties fo:color="#000000" style:font-name="Liberation Serif" fo:font-size="15pt" style:text-underline-style="none" officeooo:rsid="002e093e" style:font-size-asian="15pt" style:font-size-complex="15pt"/>
    </style:style>
    <style:style style:name="T14" style:family="text">
      <style:text-properties fo:color="#000000" style:font-name="Liberation Serif" fo:font-size="15pt" style:text-underline-style="none" officeooo:rsid="002e388c" style:font-size-asian="15pt" style:font-size-complex="15pt"/>
    </style:style>
    <style:style style:name="T15" style:family="text">
      <style:text-properties fo:color="#000000" style:font-name="Liberation Serif" style:text-underline-style="none"/>
    </style:style>
    <style:style style:name="T16" style:family="text">
      <style:text-properties fo:color="#000000" fo:font-size="15pt" style:text-underline-style="none" style:font-size-asian="15pt" style:font-size-complex="15pt"/>
    </style:style>
    <style:style style:name="T17" style:family="text">
      <style:text-properties officeooo:rsid="000c5b71"/>
    </style:style>
    <style:style style:name="T18" style:family="text">
      <style:text-properties officeooo:rsid="000d1f27"/>
    </style:style>
    <style:style style:name="T19" style:family="text">
      <style:text-properties officeooo:rsid="0010e200"/>
    </style:style>
    <style:style style:name="T20" style:family="text">
      <style:text-properties officeooo:rsid="00124788"/>
    </style:style>
    <style:style style:name="T21" style:family="text">
      <style:text-properties officeooo:rsid="0012ee9a"/>
    </style:style>
    <style:style style:name="T22" style:family="text">
      <style:text-properties officeooo:rsid="00156d77"/>
    </style:style>
    <style:style style:name="T23" style:family="text">
      <style:text-properties officeooo:rsid="0019421f"/>
    </style:style>
    <style:style style:name="T24" style:family="text">
      <style:text-properties officeooo:rsid="001cc927"/>
    </style:style>
    <style:style style:name="T25" style:family="text">
      <style:text-properties style:font-size-asian="16pt" style:font-size-complex="16pt"/>
    </style:style>
    <style:style style:name="T26" style:family="text">
      <style:text-properties officeooo:rsid="002564fc"/>
    </style:style>
    <style:style style:name="T27" style:family="text">
      <style:text-properties officeooo:rsid="002809d4"/>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Liberation Serif"/>
    </style:style>
    <style:style style:name="T30" style:family="text">
      <style:text-properties style:font-name="Liberation Serif" fo:font-size="15pt" style:font-size-asian="15pt" style:font-size-complex="15pt"/>
    </style:style>
    <style:style style:name="T31" style:family="text">
      <style:text-properties style:font-name="Liberation Serif" fo:font-size="15pt" officeooo:rsid="0029a9a4" style:font-size-asian="15pt" style:font-size-complex="15pt"/>
    </style:style>
    <style:style style:name="T32" style:family="text">
      <style:text-properties style:font-name="Liberation Serif" fo:font-size="15pt" officeooo:rsid="002f3260" style:font-size-asian="15pt" style:font-size-complex="15pt"/>
    </style:style>
    <style:style style:name="T33" style:family="text">
      <style:text-properties style:font-name="Liberation Serif" fo:font-size="15pt" officeooo:rsid="003034dc" style:font-size-asian="15pt" style:font-size-complex="15pt"/>
    </style:style>
    <style:style style:name="T34" style:family="text">
      <style:text-properties style:font-name="Liberation Serif" fo:font-size="15pt" officeooo:rsid="00323121" style:font-size-asian="15pt" style:font-size-complex="15pt"/>
    </style:style>
    <style:style style:name="T35" style:family="text">
      <style:text-properties style:font-name="Liberation Serif" fo:font-size="15pt" officeooo:rsid="00341e78" style:font-size-asian="15pt" style:font-size-complex="15pt"/>
    </style:style>
    <style:style style:name="T36" style:family="text">
      <style:text-properties style:font-name="Liberation Serif" fo:font-size="15pt" officeooo:rsid="003555e1" style:font-size-asian="15pt" style:font-size-complex="15pt"/>
    </style:style>
    <style:style style:name="T37" style:family="text">
      <style:text-properties style:font-name="Liberation Serif" fo:font-size="15pt" fo:font-weight="bold" style:font-size-asian="15pt" style:font-size-complex="15pt"/>
    </style:style>
    <style:style style:name="T38" style:family="text">
      <style:text-properties style:font-name="Liberation Serif" officeooo:rsid="00323121"/>
    </style:style>
    <style:style style:name="T39" style:family="text">
      <style:text-properties style:font-name="Liberation Serif" officeooo:rsid="00341e78"/>
    </style:style>
    <style:style style:name="T40" style:family="text">
      <style:text-properties style:font-name="Liberation Serif" officeooo:rsid="003555e1"/>
    </style:style>
    <style:style style:name="T41" style:family="text">
      <style:text-properties style:font-name="Liberation Serif" officeooo:rsid="002f3260"/>
    </style:style>
    <style:style style:name="T42" style:family="text">
      <style:text-properties fo:font-size="15pt" officeooo:rsid="00323121" style:font-size-asian="15pt" style:font-size-complex="15pt"/>
    </style:style>
    <style:style style:name="T43" style:family="text">
      <style:text-properties fo:font-size="15pt" officeooo:rsid="00341e78" style:font-size-asian="15pt" style:font-size-complex="15pt"/>
    </style:style>
    <style:style style:name="T44" style:family="text">
      <style:text-properties fo:font-size="15pt" officeooo:rsid="003555e1" style:font-size-asian="15pt" style:font-size-complex="1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s text:c="48"/><text:span text:style-name="T1">PYTHON</text:span></text:p>
      <text:p text:style-name="P2">INTRODUCTION</text:p>
      <text:p text:style-name="P3"><text:s text:c="24"/>Linux and Microsoft Windows are two popular operating systems(OS). Based on certain features, OS can be classified as:</text:p>
      <text:p text:style-name="P3"/>
      <text:p text:style-name="P3">1.Single user, single process systems like MS DOS. It can run only one process at a time. Such</text:p>
      <text:p text:style-name="P3">operating systems do not have much control over the application programs.</text:p>
      <text:p text:style-name="P3"/>
      <text:p text:style-name="P3">2.Multi-tasking systems like MS Windows, where more than one processe can run at a time.</text:p>
      <text:p text:style-name="P3"/>
      <text:p text:style-name="P3">3. Multi-user, multi-tasking systems like Linux, Unix etc. More person<text:span text:style-name="T2">s</text:span> can use</text:p>
      <text:p text:style-name="P3">the computer at the same time.</text:p>
      <text:p text:style-name="P3"/>
      <text:p text:style-name="P3"/>
      <text:p text:style-name="P3"/>
      <text:p text:style-name="P3"/>
      <text:p text:style-name="P3"/>
      <text:p text:style-name="P8"><text:soft-page-break/>PYTHON PROGRAMMING</text:p>
      <text:p text:style-name="P8">Features of python</text:p>
      <text:p text:style-name="P7"/>
      <text:p text:style-name="P15"><text:span text:style-name="T6"><text:s text:c="21"/>Python</text:span><text:span text:style-name="T7"> is a widely used </text:span><text:span text:style-name="T8">high level general purpose and dynamic programming language</text:span><text:span text:style-name="T7">. </text:span><text:span text:style-name="T9">It is object oriented, interactive language. Programming languages like Perl, Python source code is also </text:span>available under the GNU General Public License.<text:span text:style-name="T17">I</text:span>t was created by Guido van Rossum <text:span text:style-name="T17">in 1980s. It is implemented in the year 1989 at Centrum Wiskunde &amp; Informatica (CWI) in the Netherlands.</text:span></text:p>
      <text:p text:style-name="P5"><text:span text:style-name="T18"><text:s text:c="20"/>Python </text:span>is processed at runtime by the interpreter. You do not need to compile your program before executing it, <text:span text:style-name="T18">like </text:span>PERL and PHP. <text:span text:style-name="T19">Python</text:span> uses <text:span text:style-name="T19">the basic </text:span>English keywords frequently where as other languages use punctuation,<text:span text:style-name="T19">library functions etc.. it is not needed here.</text:span></text:p>
      <text:p text:style-name="P5"><text:s text:c="23"/>Python is derived from many other languages, including ABC, C, C++, SmallTalk,Unix shell,and other scripting languages. <text:span text:style-name="T20">It is easy to learn, easy to read and easy to maintain language. </text:span>Python's library is very portable and cross-platform compatible on UNIX, Windows and Mac <text:span text:style-name="T20">OS. </text:span>Python has support for interactive mode which allows interactive testing and debugging of <text:span text:style-name="T21">codes.</text:span></text:p>
      <text:p text:style-name="P4"><text:soft-page-break/><text:s text:c="21"/>Python can run on wide variety of hardware platforms and has the same interface on all platforms. You can add low-level modules to the Python interpreter. These modules </text:p>
      <text:p text:style-name="P6">enable programmers to add to or customize their tools to be more efficient.<text:span text:style-name="T21"> </text:span>Python provides interfaces to all major commercial databases. Python supports GUI applications that can be created </text:p>
      <text:p text:style-name="P6">and ported to many system calls,libraries and windows systems, such as Windows MFC, Macintosh,and the X Window system of Unix. Python provides a better structure and support for large programs than shell scripting.</text:p>
      <text:p text:style-name="P5"/>
      <text:p text:style-name="P10">Python has a big list of good features, few are listed below:</text:p>
      <text:p text:style-name="P10"/>
      <text:p text:style-name="P10"><text:span text:style-name="T22">1.It s</text:span>upports functional and structured programming methods as well as OOP<text:span text:style-name="T22">s</text:span>.</text:p>
      <text:p text:style-name="P10"/>
      <text:p text:style-name="P10"><text:span text:style-name="T22">2. </text:span>It can be used as a scripting language or can be compiled to byte-code for building large applications.</text:p>
      <text:p text:style-name="P10"/>
      <text:p text:style-name="P9"><text:span text:style-name="T22">3. </text:span>It provides very high-level dynamic data types and supports dynamic type checking.</text:p>
      <text:p text:style-name="P9"/>
      <text:p text:style-name="P9"><text:span text:style-name="T22">4.It</text:span> supports automatic garbage collection.</text:p>
      <text:p text:style-name="P9"/>
      <text:p text:style-name="P9"><text:span text:style-name="T22">5. </text:span>It can be easily integrated with C, C++, COM, ActiveX, CORBA,</text:p>
      <text:p text:style-name="P9">and Java</text:p>
      <text:p text:style-name="P11"><text:s/></text:p>
      <text:h text:style-name="P40" text:outline-level="1"><text:soft-page-break/>Two modes of using Python Interpreter</text:h>
      <text:p text:style-name="P30"/>
      <text:p text:style-name="P16">If you <text:span text:style-name="T26">give</text:span> the command ’python’, without any argument, from the command terminal, the Python interpreter will start and display a ’&gt;‌&gt;‌&gt;’ prompt where you can type Python statements. Use this method only for viewing the results of single Python statements, for example to use Python as a calculator. It could be confusing when you start writing larger programs, having looping and conditional statements. The preferred way is to enter your source code in a text editor, save it to a file (with .py extension) and execute it from the command terminal using Python.</text:p>
      <text:h text:style-name="P20" text:outline-level="1"><text:bookmark text:name="__w2_HahLEr3_question_text"/><text:bookmark text:name="MSDMKh"/>Wh<text:span text:style-name="T23">ere python is used?</text:span></text:h>
      <text:p text:style-name="P14"><text:span text:style-name="T4">p</text:span><text:span text:style-name="T3">ython is widely used on the </text:span><text:span text:style-name="Emphasis"><text:span text:style-name="T3">server side</text:span></text:span><text:span text:style-name="T3">. This of course mostly includes web apps, though other kinds of servers exist.Python is rather widely used for </text:span><text:span text:style-name="Emphasis"><text:span text:style-name="T3">scripting</text:span></text:span><text:span text:style-name="T3">. This includes various testing, building, deployment, monitoring frameworks, scientific apps and just quick scripts. </text:span></text:p>
      <text:p text:style-name="P13"><text:span text:style-name="T3">Python is rather widely used as </text:span><text:span text:style-name="Emphasis"><text:span text:style-name="T3">embedded language</text:span></text:span><text:span text:style-name="T3">. See e.g. Maya, Blender, various games.</text:span></text:p>
      <text:p text:style-name="P31"><text:span text:style-name="T24"><text:s text:c="14"/>Python provides two levels of access to network services. At a low level, you can </text:span>access the basic socket support in the underlying operating system, which allows you to implement clients and servers for both connection-oriented and connectionless protocols.Python also has libraries that provide higher-level access to specific application-level network protocols, such as FTP, HTTP, and so on.</text:p>
      <text:p text:style-name="P12"/>
      <text:p text:style-name="P19"/>
      <text:p text:style-name="P19"><text:soft-page-break/>Python Syntax, Colon &amp; Indentation:</text:p>
      <text:p text:style-name="P17"><text:s text:c="23"/>Python was designed to be a highly readable language. It has a relatively uncluttered visual layout, uses English keywords frequently where other languages use punctuation, and has notably fewer syntactic constructions than other popular structured languages.There are mainly two things to remember about Python syntax: indentation and colon. </text:p>
      <text:p text:style-name="P17">Python uses indentation to delimit <text:span text:style-name="T27">the</text:span> blocks of code. Both space characters and tab characters are currently accepted as forms of indentation in Python. Mixing spaces and tabs can create bugs that are hard to find, since the text editor does not show the difference. There should not be any extra white spaces in the beginning of any line. The line before any indented block must end with a colon character.</text:p>
      <text:p text:style-name="P34"><text:span text:style-name="T28">Functions</text:span></text:p>
      <text:p text:style-name="P33"><text:span text:style-name="T25"><text:s text:c="21"/>Large programs need to be divided into small logical units. A function is generally an isolated unit of code that has a name and does a well defined job. A function groups a number of program statements into a unit and gives it a name. This unit can be invoked from other parts of a program. Python allows you to define functions using the def keyword. A function may have one or more variables as arguments, which receive their values from the calling program.</text:span></text:p>
      <text:p text:style-name="P18"/>
      <text:h text:style-name="P21" text:outline-level="2"><text:soft-page-break/></text:h>
      <text:h text:style-name="P21" text:outline-level="2">Development</text:h>
      <text:p text:style-name="P13"><text:span text:style-name="T30"/></text:p>
      <text:p text:style-name="P13"><text:span text:style-name="T30"><text:s text:c="29"/>Python's development is conducted largely through the </text:span><text:span text:style-name="T37">Python Enhancement Proposal</text:span><text:span text:style-name="T30"> (PEP) process. The PEP process is the primary mechanism for proposing major new features, for collecting community input on an issue, and for documenting the design decisions that have gone into Python. Outstanding PEPs are reviewed and commented upon by the Python community and by Van Rossum.</text:span></text:p>
      <text:p text:style-name="P13"><text:span text:style-name="T30">Enhancement of the language goes along with development of the CPython reference implementation. The mailing list python-dev is the primary forum for discussion about the language's development; specific issues are discussed in the </text:span><text:span text:style-name="T31">Roundup</text:span><text:span text:style-name="T30"> </text:span><text:span text:style-name="T31">bug-tracker</text:span><text:span text:style-name="T30"> maintained at python.org. Development takes place on a </text:span><text:span text:style-name="T31">self-hosted</text:span><text:span text:style-name="T30"> source code repository running </text:span><text:span text:style-name="T12">Mercurial.</text:span></text:p>
      <text:p text:style-name="P37">CPython's public releases come in three types, distinguished by which part of the version number is incremented:</text:p>
      <text:list xml:id="list3588333804905619545" text:style-name="L1">
        <text:list-item>
          <text:p text:style-name="P39"><text:span text:style-name="T30">Backwards-incompatible versions, where code is expected to break and must be manually </text:span><text:span text:style-name="T31">ported</text:span><text:span text:style-name="T30">. The first part of the version number is incremented. These releases happen infrequently—for example, version 3.0 was released 8 years after 2.0. </text:span></text:p>
        </text:list-item>
        <text:list-item>
          <text:p text:style-name="P39"><text:span text:style-name="T30">Major or "feature" releases, which are largely compatible but introduce new features. The second part of the version number is incremented. These releases are scheduled to occur roughly every 18 months, and each major version is supported by bugfixes for several years after its release.</text:span></text:p>
        </text:list-item>
        <text:list-item>
          <text:p text:style-name="P36"><text:span text:style-name="T30">Bugfix releases, which introduce no new features but fix bugs. The third and final part of the version number is incremented. These releases are </text:span><text:soft-page-break/><text:span text:style-name="T30">made whenever a sufficient number of bugs have been fixed upstream since the last release, or roughly every 3 months. Security vulnerabilities are also patched in bugfix releases.</text:span></text:p>
        </text:list-item>
      </text:list>
      <text:p text:style-name="P13"><text:span text:style-name="T30">Many </text:span><text:span text:style-name="T31">builds </text:span><text:span text:style-name="T30">are also released as previews, and for testing before final releases. Although there is a rough schedule for each release, this is often pushed back if the code is not ready. The development team monitors the state of the code by running the large </text:span><text:span text:style-name="T31">unit test</text:span><text:span text:style-name="T30"> suite during development.</text:span></text:p>
      <text:p text:style-name="P13"><text:span text:style-name="T30">The community of Python developers has also contributed over 86,000 software modules to the </text:span><text:span text:style-name="T31">Python Package Index</text:span><text:span text:style-name="T30"> (PyPI), the official repository of third-party libraries for Python.</text:span></text:p>
      <text:p text:style-name="P13"><text:span text:style-name="T30">The major </text:span><text:span text:style-name="T31">academic conference</text:span><text:span text:style-name="T30"> <text:s/>on Python is named </text:span><text:span text:style-name="T31">PyCon</text:span><text:span text:style-name="T30">. There are special mentoring programmes like the </text:span><text:span text:style-name="T31">Pyladies.</text:span></text:p>
      <text:p text:style-name="P13"><text:span text:style-name="T32"/></text:p>
      <text:p text:style-name="P38"><text:span text:style-name="T41">P</text:span><text:span text:style-name="T29">rogramming</text:span></text:p>
      <text:p text:style-name="P23"/>
      <text:p text:style-name="P24">To check whether python is there are not</text:p>
      <text:list xml:id="list6201248045009956747" text:style-name="L2">
        <text:list-item>
          <text:p text:style-name="P22"><text:span text:style-name="T13">Open terminal and type “p</text:span><text:span text:style-name="T14">y</text:span><text:span text:style-name="T13">thon”, it will show the version and also open a space for program.</text:span></text:p>
        </text:list-item>
        <text:list-item>
          <text:p text:style-name="P22"><text:span text:style-name="T13">If you want to open in gedit type “gedit_filenam.py” a new window will be opened there you can type the program</text:span></text:p>
        </text:list-item>
      </text:list>
      <text:p text:style-name="P25"><text:span text:style-name="T14">A</text:span><text:span text:style-name="T11">fter typing the program you can save it and run the program by typing </text:span></text:p>
      <text:p text:style-name="P25"><text:span text:style-name="T11">“python filename.py”</text:span></text:p>
      <text:p text:style-name="P25"><text:span text:style-name="T11"/></text:p>
      <text:p text:style-name="P26"><text:span text:style-name="T11">For basic arithmetic operations you can do in command window itself like</text:span></text:p>
      <text:p text:style-name="P26"><text:span text:style-name="T11">&gt;&gt;19+4</text:span></text:p>
      <text:p text:style-name="P26"><text:span text:style-name="T11">&gt;&gt;23</text:span></text:p>
      <text:p text:style-name="P26"><text:soft-page-break/><text:span text:style-name="T11"/></text:p>
      <text:p text:style-name="P26"><text:span text:style-name="T11">Let me show you the basic program using gedit</text:span></text:p>
      <text:p text:style-name="P26"><text:span text:style-name="T11">1.</text:span></text:p>
      <text:p text:style-name="P41"><text:span text:style-name="Source_20_Text"><text:span text:style-name="T11"># This program adds two numbers provided by the user</text:span></text:span></text:p>
      <text:p text:style-name="P42"/>
      <text:p text:style-name="Preformatted_20_Text"><text:span text:style-name="Source_20_Text"><text:span text:style-name="T30"># Store input numbers</text:span></text:span></text:p>
      <text:p text:style-name="Preformatted_20_Text"><text:span text:style-name="Source_20_Text"><text:span text:style-name="T30">num1 = input('Enter first number: ')</text:span></text:span></text:p>
      <text:p text:style-name="Preformatted_20_Text"><text:span text:style-name="Source_20_Text"><text:span text:style-name="T30">num2 = input('Enter second number: ')</text:span></text:span></text:p>
      <text:p text:style-name="P42"/>
      <text:p text:style-name="Preformatted_20_Text"><text:span text:style-name="Source_20_Text"><text:span text:style-name="T30"># Add two numbers</text:span></text:span></text:p>
      <text:p text:style-name="Preformatted_20_Text"><text:span text:style-name="Source_20_Text"><text:span text:style-name="T30">sum = float(num1) + float(num2)</text:span></text:span></text:p>
      <text:p text:style-name="P42"/>
      <text:p text:style-name="Preformatted_20_Text"><text:span text:style-name="Source_20_Text"><text:span text:style-name="T30"># Display the sum</text:span></text:span></text:p>
      <text:p text:style-name="P45"><text:span text:style-name="Source_20_Text"><text:span text:style-name="T30">print('The sum of {0} and {1} is {2}'.format(num1, num2, sum))</text:span></text:span></text:p>
      <text:p text:style-name="P27"><text:span text:style-name="T5"/></text:p>
      <text:p text:style-name="P29"><text:span text:style-name="T11">Output:</text:span></text:p>
      <text:p text:style-name="P44"><text:span text:style-name="T10">Enter first number: 1.5</text:span></text:p>
      <text:p text:style-name="P44">Enter second number: 6.3</text:p>
      <text:p text:style-name="P46">The sum of 1.5 and 6.3 is 7.8</text:p>
      <text:p text:style-name="P28"><text:span text:style-name="T5">2.</text:span></text:p>
      <text:p text:style-name="P43"><text:span text:style-name="Source_20_Text"><text:span text:style-name="T15"># Python Program to calculate the square root</text:span></text:span></text:p>
      <text:p text:style-name="P42"/>
      <text:p text:style-name="Preformatted_20_Text"><text:span text:style-name="Source_20_Text"><text:span text:style-name="T30">num = float(input('Enter a number: '))</text:span></text:span></text:p>
      <text:p text:style-name="Preformatted_20_Text"><text:span text:style-name="Source_20_Text"><text:span text:style-name="T30">num_sqrt = num ** 0.5</text:span></text:span></text:p>
      <text:p text:style-name="P45"><text:span text:style-name="Source_20_Text"><text:span text:style-name="T30">print('The square root of %0.3f is %0.3f'%(num ,num_sqrt))</text:span></text:span></text:p>
      <text:p text:style-name="P47"><text:span text:style-name="Source_20_Text"><text:span text:style-name="T33">Output:</text:span></text:span></text:p>
      <text:p text:style-name="P43"><text:span text:style-name="Example"><text:span text:style-name="T15">Enter a number: 8</text:span></text:span></text:p>
      <text:p text:style-name="P45"><text:span text:style-name="Example"><text:span text:style-name="T30">The square root of 8.000 is 2.828</text:span></text:span></text:p>
      <text:p text:style-name="P45"><text:span text:style-name="Example"><text:span text:style-name="T30"/></text:span></text:p>
      <text:p text:style-name="P48"><text:span text:style-name="Example"><text:span text:style-name="T34"/></text:span></text:p>
      <text:p text:style-name="P48"><text:span text:style-name="Example"><text:span text:style-name="T34"/></text:span></text:p>
      <text:p text:style-name="P48"><text:soft-page-break/><text:span text:style-name="Example"><text:span text:style-name="T34">3.</text:span></text:span></text:p>
      <text:p text:style-name="P48"><text:span text:style-name="Example"><text:span text:style-name="Source_20_Text"><text:span text:style-name="T34"># Find square root of real or complex numbers</text:span></text:span></text:span></text:p>
      <text:p text:style-name="Preformatted_20_Text"><text:span text:style-name="Source_20_Text"><text:span text:style-name="T30"># Import the complex math module</text:span></text:span></text:p>
      <text:p text:style-name="Preformatted_20_Text"><text:span text:style-name="Source_20_Text"><text:span text:style-name="T30">import cmath</text:span></text:span></text:p>
      <text:p text:style-name="P42"/>
      <text:p text:style-name="Preformatted_20_Text"><text:span text:style-name="Source_20_Text"><text:span text:style-name="T30">num = eval(input('Enter a number: '))</text:span></text:span></text:p>
      <text:p text:style-name="Preformatted_20_Text"><text:span text:style-name="Source_20_Text"><text:span text:style-name="T30">num_sqrt = cmath.sqrt(num)</text:span></text:span></text:p>
      <text:p text:style-name="P45"><text:span text:style-name="Source_20_Text"><text:span text:style-name="T30">print('The square root of {0} is {1:0.3f}+{2:0.3f}j'.format(num ,num_sqrt.real,num_sqrt.imag))</text:span></text:span></text:p>
      <text:p text:style-name="P48"><text:span text:style-name="Source_20_Text"><text:span text:style-name="T34">Output:</text:span></text:span></text:p>
      <text:p text:style-name="P48"><text:span text:style-name="Example"><text:span text:style-name="T34">Enter a number: 1+2j</text:span></text:span></text:p>
      <text:p text:style-name="P45"><text:span text:style-name="Example"><text:span text:style-name="T30">The square root of (1+2j) is 1.272+0.786j</text:span></text:span></text:p>
      <text:p text:style-name="P45"><text:span text:style-name="Example"><text:span text:style-name="T30"/></text:span></text:p>
      <text:p text:style-name="P49"><text:span text:style-name="Example"><text:span text:style-name="T35">4.</text:span></text:span></text:p>
      <text:p text:style-name="P49"><text:span text:style-name="Example"><text:span text:style-name="Source_20_Text"><text:span text:style-name="T35"># Python Program to find the area of triangle</text:span></text:span></text:span></text:p>
      <text:p text:style-name="Preformatted_20_Text"><text:span text:style-name="Source_20_Text"><text:span text:style-name="T30"># Three sides of the triangle a, b and c are provided by the user</text:span></text:span></text:p>
      <text:p text:style-name="P42"/>
      <text:p text:style-name="Preformatted_20_Text"><text:span text:style-name="Source_20_Text"><text:span text:style-name="T30">a = float(input('Enter first side: '))</text:span></text:span></text:p>
      <text:p text:style-name="Preformatted_20_Text"><text:span text:style-name="Source_20_Text"><text:span text:style-name="T30">b = float(input('Enter second side: '))</text:span></text:span></text:p>
      <text:p text:style-name="Preformatted_20_Text"><text:span text:style-name="Source_20_Text"><text:span text:style-name="T30">c = float(input('Enter third side: '))</text:span></text:span></text:p>
      <text:p text:style-name="P42"/>
      <text:p text:style-name="Preformatted_20_Text"><text:span text:style-name="Source_20_Text"><text:span text:style-name="T30"># calculate the semi-perimeter</text:span></text:span></text:p>
      <text:p text:style-name="Preformatted_20_Text"><text:span text:style-name="Source_20_Text"><text:span text:style-name="T30">s = (a + b + c) / 2</text:span></text:span></text:p>
      <text:p text:style-name="P42"/>
      <text:p text:style-name="Preformatted_20_Text"><text:span text:style-name="Source_20_Text"><text:span text:style-name="T30"># calculate the area</text:span></text:span></text:p>
      <text:p text:style-name="Preformatted_20_Text"><text:span text:style-name="Source_20_Text"><text:span text:style-name="T30">area = (s*(s-a)*(s-b)*(s-c)) ** 0.5</text:span></text:span></text:p>
      <text:p text:style-name="P45"><text:span text:style-name="Source_20_Text"><text:span text:style-name="T30">print('The area of the triangle is %0.2f' %area)</text:span></text:span></text:p>
      <text:p text:style-name="P49"><text:span text:style-name="Example"><text:span text:style-name="T35">Output:</text:span></text:span></text:p>
      <text:p text:style-name="P49"><text:span text:style-name="Example"><text:span text:style-name="T35">Enter first side: 5</text:span></text:span></text:p>
      <text:p text:style-name="P42">Enter second side: 6</text:p>
      <text:p text:style-name="P42">Enter third side: 7</text:p>
      <text:p text:style-name="P46">The area of the triangle is 14.70</text:p>
      <text:p text:style-name="P49"><text:soft-page-break/><text:span text:style-name="Example"><text:span text:style-name="T35"/></text:span></text:p>
      <text:p text:style-name="P50"><text:span text:style-name="Example"><text:span text:style-name="T36">5.</text:span></text:span></text:p>
      <text:p text:style-name="P50"><text:span text:style-name="Example"><text:span text:style-name="Source_20_Text"><text:span text:style-name="T36"># Solve the quadratic equation ax**2 + bx + c = 0</text:span></text:span></text:span></text:p>
      <text:p text:style-name="Preformatted_20_Text"><text:span text:style-name="Source_20_Text"><text:span text:style-name="T30"># Coeffients a, b and c are provided by the user</text:span></text:span></text:p>
      <text:p text:style-name="P42"/>
      <text:p text:style-name="Preformatted_20_Text"><text:span text:style-name="Source_20_Text"><text:span text:style-name="T30"># import complex math module</text:span></text:span></text:p>
      <text:p text:style-name="Preformatted_20_Text"><text:span text:style-name="Source_20_Text"><text:span text:style-name="T30">import cmath</text:span></text:span></text:p>
      <text:p text:style-name="P42"/>
      <text:p text:style-name="Preformatted_20_Text"><text:span text:style-name="Source_20_Text"><text:span text:style-name="T30">a = float(input('Enter a: '))</text:span></text:span></text:p>
      <text:p text:style-name="Preformatted_20_Text"><text:span text:style-name="Source_20_Text"><text:span text:style-name="T30">b = float(input('Enter b: '))</text:span></text:span></text:p>
      <text:p text:style-name="Preformatted_20_Text"><text:span text:style-name="Source_20_Text"><text:span text:style-name="T30">c = float(input('Enter c: '))</text:span></text:span></text:p>
      <text:p text:style-name="P42"/>
      <text:p text:style-name="Preformatted_20_Text"><text:span text:style-name="Source_20_Text"><text:span text:style-name="T30"># calculate the discriminant</text:span></text:span></text:p>
      <text:p text:style-name="Preformatted_20_Text"><text:span text:style-name="Source_20_Text"><text:span text:style-name="T30">d = (b**2) - (4*a*c)</text:span></text:span></text:p>
      <text:p text:style-name="P42"/>
      <text:p text:style-name="Preformatted_20_Text"><text:span text:style-name="Source_20_Text"><text:span text:style-name="T30"># find two solutions</text:span></text:span></text:p>
      <text:p text:style-name="Preformatted_20_Text"><text:span text:style-name="Source_20_Text"><text:span text:style-name="T30">sol1 = (-b-cmath.sqrt(d))/(2*a)</text:span></text:span></text:p>
      <text:p text:style-name="Preformatted_20_Text"><text:span text:style-name="Source_20_Text"><text:span text:style-name="T30">sol2 = (-b+cmath.sqrt(d))/(2*a)</text:span></text:span></text:p>
      <text:p text:style-name="P42"/>
      <text:p text:style-name="P45"><text:span text:style-name="Source_20_Text"><text:span text:style-name="T30">print('The solution are {0} and {1}'.format(sol1,sol2))</text:span></text:span></text:p>
      <text:p text:style-name="P50"><text:span text:style-name="Example"><text:span text:style-name="T36">Output:</text:span></text:span></text:p>
      <text:p text:style-name="P50"><text:span text:style-name="Example"><text:span text:style-name="T36">Enter a: 1</text:span></text:span></text:p>
      <text:p text:style-name="Preformatted_20_Text"><text:span text:style-name="Example"><text:span text:style-name="T30">Enter b: 5</text:span></text:span></text:p>
      <text:p text:style-name="Preformatted_20_Text"><text:span text:style-name="Example"><text:span text:style-name="T30">Enter c: 6</text:span></text:span></text:p>
      <text:p text:style-name="P45"><text:span text:style-name="Example"><text:span text:style-name="T30">The solutions are (-3+0j) and (-2+0j)</text:span></text:span></text:p>
      <text:p text:style-name="P50"><text:span text:style-name="Example"><text:span text:style-name="T36"/></text:span></text:p>
      <text:p text:style-name="P28"><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2T05:23:11.182525168</meta:creation-date>
    <dc:date>2016-09-09T06:41:56.504046244</dc:date>
    <meta:editing-duration>PT2H3M55S</meta:editing-duration>
    <meta:editing-cycles>30</meta:editing-cycles>
    <meta:generator>LibreOffice/5.1.4.2$Linux_X86_64 LibreOffice_project/10m0$Build-2</meta:generator>
    <meta:document-statistic meta:table-count="0" meta:image-count="0" meta:object-count="0" meta:page-count="10" meta:paragraph-count="121" meta:word-count="1612" meta:character-count="10088" meta:non-whitespace-character-count="8350"/>
  </office:meta>
</office:document-meta>
</file>